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 style:data-style-name="N36"/>
    <style:style style:name="ce35" style:family="table-cell" style:parent-style-name="Default" style:data-style-name="N37"/>
    <style:style style:name="ce36" style:family="table-cell" style:parent-style-name="Default" style:data-style-name="N132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23"/>
        <table:table-column table:style-name="co1" table:default-cell-style-name="ce25"/>
        <table:table-column table:style-name="co1" table:number-columns-repeated="4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2"/>
        <table:table-column table:style-name="co6" table:default-cell-style-name="ce22"/>
        <table:table-column table:style-name="co1" table:number-columns-repeated="1010" table:default-cell-style-name="ce2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25" table:formula="of:=([.J2]-[.J1])/[.L2]*5" office:value-type="time" office:time-value="PT37H35M39.82300885S" calcext:value-type="time">
            <text:p>37:35</text:p>
          </table:table-cell>
          <table:table-cell office:value-type="string" calcext:value-type="string">
            <text:p>Current Total Time</text:p>
          </table:table-cell>
          <table:table-cell table:style-name="ce25" table:formula="of:=SUM([.D2:.D10000])" office:value-type="time" office:time-value="PT830H22M00S" calcext:value-type="time">
            <text:p>830:22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494265873015873" calcext:value-type="percentage">
            <text:p>49.43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25" table:formula="of:=[.J1]/[.L5]*5" office:value-type="time" office:time-value="PT13H36M45.245901639S" calcext:value-type="time">
            <text:p>13:36</text:p>
          </table:table-cell>
          <table:table-cell office:value-type="string" calcext:value-type="string">
            <text:p>Total Time</text:p>
          </table:table-cell>
          <table:table-cell table:style-name="ce25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113" calcext:value-type="float">
            <text:p>113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25" table:formula="of:=IF(([.H1]-[$Sheet3.F1]) &gt; 0; ([.H1]-[$Sheet3.F1]); 0 )" office:value-type="time" office:time-value="PT00H00M00S" calcext:value-type="time">
            <text:p>00:00</text:p>
          </table:table-cell>
          <table:table-cell office:value-type="string" calcext:value-type="string">
            <text:p>Due By</text:p>
          </table:table-cell>
          <table:table-cell table:style-name="ce22" office:value-type="date" office:date-value="2023-01-21" calcext:value-type="date">
            <text:p>2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483" calcext:value-type="float">
            <text:p>483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25" table:formula="of:=[$Sheet3.F1]" office:value-type="time" office:time-value="PT38H30M00S" calcext:value-type="time">
            <text:p>38:30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25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305" calcext:value-type="float">
            <text:p>305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25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25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25"/>
          <table:table-cell table:style-name="ce27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2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25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25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25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25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25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25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25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25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25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2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25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25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3"/>
          <table:table-cell table:style-name="ce25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3"/>
          <table:table-cell table:style-name="ce62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79]-[.B279]+([.C279]&lt;[.B279]))" office:value-type="time" office:time-value="PT05H20M00S" calcext:value-type="time">
            <text:p>05:20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80]-[.B280]+([.C280]&lt;[.B2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81]-[.B281]+([.C281]&lt;[.B281]))" office:value-type="time" office:time-value="PT05H00M00S" calcext:value-type="time">
            <text:p>05:0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82]-[.B282]+([.C282]&lt;[.B282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84]-[.B284]+([.C284]&lt;[.B284]))" office:value-type="time" office:time-value="PT03H45M00S" calcext:value-type="time">
            <text:p>03:4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285]-[.B285]+([.C285]&lt;[.B285]))" office:value-type="time" office:time-value="PT03H10M00S" calcext:value-type="time">
            <text:p>03:10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86]-[.B286]+([.C286]&lt;[.B286]))" office:value-type="time" office:time-value="PT02H50M00S" calcext:value-type="time">
            <text:p>02:5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87]-[.B287]+([.C287]&lt;[.B287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88]-[.B288]+([.C288]&lt;[.B288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89]-[.B289]+([.C289]&lt;[.B289]))" office:value-type="time" office:time-value="PT04H10M00S" calcext:value-type="time">
            <text:p>04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90]-[.B290]+([.C290]&lt;[.B290]))" office:value-type="time" office:time-value="PT04H00M00S" calcext:value-type="time">
            <text:p>04:0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91]-[.B291]+([.C291]&lt;[.B291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92]-[.B292]+([.C292]&lt;[.B292]))" office:value-type="time" office:time-value="PT04H15M00S" calcext:value-type="time">
            <text:p>04:15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93]-[.B293]+([.C293]&lt;[.B293]))" office:value-type="time" office:time-value="PT01H45M00S" calcext:value-type="time">
            <text:p>01:45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94]-[.B294]+([.C294]&lt;[.B294]))" office:value-type="time" office:time-value="PT04H00M00S" calcext:value-type="time">
            <text:p>04:00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95]-[.B295]+([.C295]&lt;[.B295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6]-[.B296]+([.C296]&lt;[.B2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7]-[.B297]+([.C297]&lt;[.B2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8]-[.B298]+([.C298]&lt;[.B2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9]-[.B299]+([.C299]&lt;[.B2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0]-[.B300]+([.C300]&lt;[.B3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1]-[.B301]+([.C301]&lt;[.B3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2]-[.B302]+([.C302]&lt;[.B3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3]-[.B303]+([.C303]&lt;[.B3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4]-[.B304]+([.C304]&lt;[.B3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5]-[.B305]+([.C305]&lt;[.B3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6]-[.B306]+([.C306]&lt;[.B3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7]-[.B307]+([.C307]&lt;[.B3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8]-[.B308]+([.C308]&lt;[.B3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9]-[.B309]+([.C309]&lt;[.B3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0]-[.B310]+([.C310]&lt;[.B3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1]-[.B311]+([.C311]&lt;[.B3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2]-[.B312]+([.C312]&lt;[.B3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3]-[.B313]+([.C313]&lt;[.B3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4]-[.B314]+([.C314]&lt;[.B3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5]-[.B315]+([.C315]&lt;[.B3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6]-[.B316]+([.C316]&lt;[.B3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7]-[.B317]+([.C317]&lt;[.B3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8]-[.B318]+([.C318]&lt;[.B3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9]-[.B319]+([.C319]&lt;[.B3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0]-[.B320]+([.C320]&lt;[.B3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1]-[.B321]+([.C321]&lt;[.B3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2]-[.B322]+([.C322]&lt;[.B3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3]-[.B323]+([.C323]&lt;[.B3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4]-[.B324]+([.C324]&lt;[.B3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5]-[.B325]+([.C325]&lt;[.B3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6]-[.B326]+([.C326]&lt;[.B3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7]-[.B327]+([.C327]&lt;[.B3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8]-[.B328]+([.C328]&lt;[.B3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9]-[.B329]+([.C329]&lt;[.B3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0]-[.B330]+([.C330]&lt;[.B3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1]-[.B331]+([.C331]&lt;[.B3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2]-[.B332]+([.C332]&lt;[.B3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3]-[.B333]+([.C333]&lt;[.B3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4]-[.B334]+([.C334]&lt;[.B3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5]-[.B335]+([.C335]&lt;[.B3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6]-[.B336]+([.C336]&lt;[.B3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7]-[.B337]+([.C337]&lt;[.B3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8]-[.B338]+([.C338]&lt;[.B3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9]-[.B339]+([.C339]&lt;[.B3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0]-[.B340]+([.C340]&lt;[.B3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1]-[.B341]+([.C341]&lt;[.B3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2]-[.B342]+([.C342]&lt;[.B3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3]-[.B343]+([.C343]&lt;[.B3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4]-[.B344]+([.C344]&lt;[.B3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5]-[.B345]+([.C345]&lt;[.B3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6]-[.B346]+([.C346]&lt;[.B3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7]-[.B347]+([.C347]&lt;[.B3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8]-[.B348]+([.C348]&lt;[.B3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9]-[.B349]+([.C349]&lt;[.B3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0]-[.B350]+([.C350]&lt;[.B3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1]-[.B351]+([.C351]&lt;[.B3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2]-[.B352]+([.C352]&lt;[.B3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3]-[.B353]+([.C353]&lt;[.B3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4]-[.B354]+([.C354]&lt;[.B3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26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2" table:formula="of:=TEXT(MAX([Sheet1.A1:.A1000])-WEEKDAY(MAX([Sheet1.A1:.A1000]))+1; &quot;&gt;0&quot;)" office:value-type="string" office:string-value="&gt;44829" calcext:value-type="string">
            <text:p>&gt;44829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33"/>
          <table:table-cell table:style-name="ce3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Stop Time</text:p>
          </table:table-cell>
          <table:table-cell table:style-name="ce25" office:value-type="string" calcext:value-type="string">
            <text:p>Total Time</text:p>
          </table:table-cell>
          <table:table-cell/>
          <table:table-cell table:style-name="ce25" table:formula="of:=SUM([.D:.D])" office:value-type="time" office:time-value="PT38H30M00S" calcext:value-type="time">
            <text:p>38:30</text:p>
          </table:table-cell>
        </table:table-row>
        <table:table-row table:style-name="ro1">
          <table:table-cell table:style-name="ce22" office:value-type="date" office:date-value="2022-09-26" calcext:value-type="date">
            <text:p>26/09/2022</text:p>
          </table:table-cell>
          <table:table-cell table:style-name="ce23" office:value-type="time" office:time-value="PT16H15M00S" calcext:value-type="time">
            <text:p>04:15 PM</text:p>
          </table:table-cell>
          <table:table-cell table:style-name="ce23" office:value-type="time" office:time-value="PT19H05M00S" calcext:value-type="time">
            <text:p>07:05 PM</text:p>
          </table:table-cell>
          <table:table-cell table:style-name="ce27" table:formula="of:=([.C2]-[.B2]+([.C2]&lt;[.B2]))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26" calcext:value-type="date">
            <text:p>26/09/2022</text:p>
          </table:table-cell>
          <table:table-cell table:style-name="ce23" office:value-type="time" office:time-value="PT21H05M00S" calcext:value-type="time">
            <text:p>09:05 PM</text:p>
          </table:table-cell>
          <table:table-cell table:style-name="ce23" office:value-type="time" office:time-value="PT02H15M00S" calcext:value-type="time">
            <text:p>02:15 AM</text:p>
          </table:table-cell>
          <table:table-cell table:style-name="ce27" table:formula="of:=([.C3]-[.B3]+([.C3]&lt;[.B3]))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27" calcext:value-type="date">
            <text:p>27/09/2022</text:p>
          </table:table-cell>
          <table:table-cell table:style-name="ce23" office:value-type="time" office:time-value="PT14H10M00S" calcext:value-type="time">
            <text:p>02:10 PM</text:p>
          </table:table-cell>
          <table:table-cell table:style-name="ce23" office:value-type="time" office:time-value="PT18H45M00S" calcext:value-type="time">
            <text:p>06:45 PM</text:p>
          </table:table-cell>
          <table:table-cell table:style-name="ce27" table:formula="of:=([.C4]-[.B4]+([.C4]&lt;[.B4]))" office:value-type="time" office:time-value="PT04H35M00S" calcext:value-type="time">
            <text:p>04:3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27" calcext:value-type="date">
            <text:p>27/09/2022</text:p>
          </table:table-cell>
          <table:table-cell table:style-name="ce23" office:value-type="time" office:time-value="PT20H50M00S" calcext:value-type="time">
            <text:p>08:50 PM</text:p>
          </table:table-cell>
          <table:table-cell table:style-name="ce23" office:value-type="time" office:time-value="PT01H00M00S" calcext:value-type="time">
            <text:p>01:00 AM</text:p>
          </table:table-cell>
          <table:table-cell table:style-name="ce27" table:formula="of:=([.C5]-[.B5]+([.C5]&lt;[.B5]))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28" calcext:value-type="date">
            <text:p>28/09/2022</text:p>
          </table:table-cell>
          <table:table-cell table:style-name="ce23" office:value-type="time" office:time-value="PT14H55M00S" calcext:value-type="time">
            <text:p>02:55 PM</text:p>
          </table:table-cell>
          <table:table-cell table:style-name="ce23" office:value-type="time" office:time-value="PT18H55M00S" calcext:value-type="time">
            <text:p>06:55 PM</text:p>
          </table:table-cell>
          <table:table-cell table:style-name="ce27" table:formula="of:=([.C6]-[.B6]+([.C6]&lt;[.B6]))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28" calcext:value-type="date">
            <text:p>28/09/2022</text:p>
          </table:table-cell>
          <table:table-cell table:style-name="ce23" office:value-type="time" office:time-value="PT20H55M00S" calcext:value-type="time">
            <text:p>08:55 PM</text:p>
          </table:table-cell>
          <table:table-cell table:style-name="ce23" office:value-type="time" office:time-value="PT01H30M00S" calcext:value-type="time">
            <text:p>01:30 AM</text:p>
          </table:table-cell>
          <table:table-cell table:style-name="ce27" table:formula="of:=([.C7]-[.B7]+([.C7]&lt;[.B7]))" office:value-type="time" office:time-value="PT04H35M00S" calcext:value-type="time">
            <text:p>04:3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29" calcext:value-type="date">
            <text:p>29/09/2022</text:p>
          </table:table-cell>
          <table:table-cell table:style-name="ce23" office:value-type="time" office:time-value="PT13H55M00S" calcext:value-type="time">
            <text:p>01:55 PM</text:p>
          </table:table-cell>
          <table:table-cell table:style-name="ce23" office:value-type="time" office:time-value="PT18H10M00S" calcext:value-type="time">
            <text:p>06:10 PM</text:p>
          </table:table-cell>
          <table:table-cell table:style-name="ce27" table:formula="of:=([.C8]-[.B8]+([.C8]&lt;[.B8]))" office:value-type="time" office:time-value="PT04H15M00S" calcext:value-type="time">
            <text:p>04:1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30" calcext:value-type="date">
            <text:p>30/09/2022</text:p>
          </table:table-cell>
          <table:table-cell table:style-name="ce23" office:value-type="time" office:time-value="PT00H15M00S" calcext:value-type="time">
            <text:p>12:15 AM</text:p>
          </table:table-cell>
          <table:table-cell table:style-name="ce23" office:value-type="time" office:time-value="PT02H00M00S" calcext:value-type="time">
            <text:p>02:00 AM</text:p>
          </table:table-cell>
          <table:table-cell table:style-name="ce27" table:formula="of:=([.C9]-[.B9]+([.C9]&lt;[.B9]))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30" calcext:value-type="date">
            <text:p>30/09/2022</text:p>
          </table:table-cell>
          <table:table-cell table:style-name="ce23" office:value-type="time" office:time-value="PT15H50M00S" calcext:value-type="time">
            <text:p>03:50 PM</text:p>
          </table:table-cell>
          <table:table-cell table:style-name="ce23" office:value-type="time" office:time-value="PT19H50M00S" calcext:value-type="time">
            <text:p>07:50 PM</text:p>
          </table:table-cell>
          <table:table-cell table:style-name="ce27" table:formula="of:=([.C10]-[.B10]+([.C10]&lt;[.B10]))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09-30" calcext:value-type="date">
            <text:p>30/09/2022</text:p>
          </table:table-cell>
          <table:table-cell table:style-name="ce23" office:value-type="time" office:time-value="PT21H20M00S" calcext:value-type="time">
            <text:p>09:20 PM</text:p>
          </table:table-cell>
          <table:table-cell table:style-name="ce23" office:value-type="time" office:time-value="PT00H30M00S" calcext:value-type="time">
            <text:p>12:30 AM</text:p>
          </table:table-cell>
          <table:table-cell table:style-name="ce27" table:formula="of:=([.C11]-[.B11]+([.C11]&lt;[.B11]))" office:value-type="time" office:time-value="PT03H10M00S" calcext:value-type="time">
            <text:p>03:10:0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37"/>
        <table:table-column table:style-name="co7" table:number-columns-repeated="10" table:default-cell-style-name="Default"/>
        <table:table-column table:style-name="co7" table:number-columns-repeated="6" table:default-cell-style-name="ce43"/>
        <table:table-column table:style-name="co7" table:number-columns-repeated="6" table:default-cell-style-name="Default"/>
        <table:table-column table:style-name="co7" table:number-columns-repeated="6" table:default-cell-style-name="ce44"/>
        <table:table-column table:style-name="co7" table:number-columns-repeated="6" table:default-cell-style-name="ce39"/>
        <table:table-column table:style-name="co7" table:number-columns-repeated="28" table:default-cell-style-name="Default"/>
        <table:table-column table:style-name="co7" table:default-cell-style-name="ce37"/>
        <table:table-column table:style-name="co7" table:number-columns-repeated="4" table:default-cell-style-name="Default"/>
        <table:table-column table:style-name="co7" table:default-cell-style-name="ce37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number-columns-repeated="24" table:default-cell-style-name="ce46"/>
        <table:table-column table:style-name="co7" table:number-columns-repeated="4" table:default-cell-style-name="ce39"/>
        <table:table-column table:style-name="co7" table:number-columns-repeated="24" table:default-cell-style-name="ce46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default-cell-style-name="ce37"/>
        <table:table-column table:style-name="co7" table:number-columns-repeated="892" table:default-cell-style-name="Default"/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>
          <table:table-cell/>
          <table:table-cell table:style-name="ce38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>
          <table:table-cell/>
          <table:table-cell table:style-name="ce37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 table:number-columns-repeated="5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 table:number-columns-repeated="5"/>
          <table:table-cell table:number-columns-repeated="10"/>
          <table:table-cell table:style-name="ce37" table:number-columns-repeated="5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10"/>
          <table:table-cell table:style-name="ce39" table:number-columns-repeated="18"/>
          <table:table-cell table:number-columns-repeated="6"/>
          <table:table-cell table:style-name="ce39" table:number-columns-repeated="18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2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4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7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18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46" table:number-columns-repeated="7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29" table:operator="&gt;" table:field-number="0"/>
            </table:filter-and>
          </table:filter>
        </table:database-range>
        <table:database-range table:name="__Anonymous_Sheet_DB__0" table:target-range-address="Sheet1.B281:Sheet1.B281" table:contains-header="false"/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0-01T00:29:54.049000000</dc:date>
    <meta:editing-duration>P233DT14H33M17S</meta:editing-duration>
    <meta:editing-cycles>1587</meta:editing-cycles>
    <meta:generator>LibreOffice/7.4.1.2$Windows_X86_64 LibreOffice_project/3c58a8f3a960df8bc8fd77b461821e42c061c5f0</meta:generator>
    <meta:document-statistic meta:table-count="4" meta:cell-count="1753" meta:object-count="0"/>
  </office:meta>
</office:document-meta>
</file>